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officeooo:rsid="0013b939" officeooo:paragraph-rsid="0013b939"/>
    </style:style>
    <style:style style:name="P3" style:family="paragraph" style:parent-style-name="Standard">
      <style:text-properties officeooo:rsid="0015095e" officeooo:paragraph-rsid="0015095e"/>
    </style:style>
    <style:style style:name="P4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5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T1" style:family="text">
      <style:text-properties officeooo:rsid="0013b939"/>
    </style:style>
    <style:style style:name="T2" style:family="text">
      <style:text-properties officeooo:rsid="001509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velopment of Github_PCB-111000</text:p>
      <text:p text:style-name="P4"/>
      <text:p text:style-name="P5">Create new folders<text:tab/>9_Nano_Projects</text:p>
      <text:p text:style-name="P5">and<text:tab/><text:tab/><text:tab/>Resources_nano_projects</text:p>
      <text:p text:style-name="P5"/>
      <text:p text:style-name="P5">Go to <text:tab/><text:tab/><text:tab/>ATMEGA_project_work_BKP_30_Sept_2022\I2C_apps_project_V10<text:tab/>and</text:p>
      <text:p text:style-name="P5">Copy files in<text:tab/><text:tab/>2_User_projects_V1_9\Resources_V12 to Resources_nano_projec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thub_PCB-111000<text:span text:style-name="T1">\</text:span>Resources_nano_projects<text:span text:style-name="T1">\</text:span>I2C_Tx_2_integers(PORT_1, PORT_2):<text:tab/></text:p>
      <text:p text:style-name="P1"/>
      <text:p text:style-name="P1"><text:span text:style-name="T1">This uses mode 1 to transfer two unsigned integer numbers </text:span></text:p>
      <text:p text:style-name="P1"/>
      <text:p text:style-name="P2">The mini-OS stored under Github_PCB-111000 is version <text:span text:style-name="T2">12</text:span> and should not be used.</text:p>
      <text:p text:style-name="P2"/>
      <text:p text:style-name="P3">Use version 20 stored under </text:p>
      <text:p text:style-name="P2">ATMEGA_project_work_BKP_30_Sept_2022<text:span text:style-name="T2">\I2C_apps_project_V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6-24T13:40:37.373000000</dc:date>
    <meta:editing-duration>PT24M40S</meta:editing-duration>
    <meta:editing-cycles>2</meta:editing-cycles>
    <meta:document-statistic meta:table-count="0" meta:image-count="0" meta:object-count="0" meta:page-count="1" meta:paragraph-count="10" meta:word-count="50" meta:character-count="541" meta:non-whitespace-character-count="492"/>
  </office:meta>
</office:document-meta>
</file>